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rrorOperation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rrorOperation.apply( WritableRaster im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irror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rrorOperation.setup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